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matrix-columns-spanned="1" table:number-matrix-rows-spanned="10" table:formula="of:=RAND()" office:value-type="float" office:value="0.71705708692362" calcext:value-type="float">
            <text:p>0.71705708692362</text:p>
          </table:table-cell>
          <table:table-cell table:number-columns-repeated="63"/>
        </table:table-row>
        <table:table-row table:style-name="ro1">
          <table:table-cell office:value-type="float" office:value="0.245610289480135" calcext:value-type="float">
            <text:p>0.245610289480135</text:p>
          </table:table-cell>
          <table:table-cell table:number-columns-repeated="63"/>
        </table:table-row>
        <table:table-row table:style-name="ro1">
          <table:table-cell office:value-type="float" office:value="0.626081831850667" calcext:value-type="float">
            <text:p>0.626081831850667</text:p>
          </table:table-cell>
          <table:table-cell table:number-columns-repeated="63"/>
        </table:table-row>
        <table:table-row table:style-name="ro1">
          <table:table-cell office:value-type="float" office:value="0.955980740880605" calcext:value-type="float">
            <text:p>0.955980740880605</text:p>
          </table:table-cell>
          <table:table-cell table:number-columns-repeated="63"/>
        </table:table-row>
        <table:table-row table:style-name="ro1">
          <table:table-cell office:value-type="float" office:value="0.979220713610646" calcext:value-type="float">
            <text:p>0.979220713610646</text:p>
          </table:table-cell>
          <table:table-cell table:number-columns-repeated="63"/>
        </table:table-row>
        <table:table-row table:style-name="ro1">
          <table:table-cell office:value-type="float" office:value="0.301345467235492" calcext:value-type="float">
            <text:p>0.301345467235492</text:p>
          </table:table-cell>
          <table:table-cell table:number-columns-repeated="63"/>
        </table:table-row>
        <table:table-row table:style-name="ro1">
          <table:table-cell office:value-type="float" office:value="0.489849915685066" calcext:value-type="float">
            <text:p>0.489849915685066</text:p>
          </table:table-cell>
          <table:table-cell table:number-columns-repeated="63"/>
        </table:table-row>
        <table:table-row table:style-name="ro1">
          <table:table-cell office:value-type="float" office:value="0.0358697822208613" calcext:value-type="float">
            <text:p>0.035869782220861</text:p>
          </table:table-cell>
          <table:table-cell table:number-columns-repeated="63"/>
        </table:table-row>
        <table:table-row table:style-name="ro1">
          <table:table-cell office:value-type="float" office:value="0.680899377818972" calcext:value-type="float">
            <text:p>0.680899377818972</text:p>
          </table:table-cell>
          <table:table-cell table:number-columns-repeated="63"/>
        </table:table-row>
        <table:table-row table:style-name="ro1">
          <table:table-cell office:value-type="float" office:value="0.435803219911427" calcext:value-type="float">
            <text:p>0.435803219911427</text:p>
          </table:table-cell>
          <table:table-cell table:number-columns-repeated="6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acques</meta:initial-creator>
    <meta:creation-date>2018-07-09T08:02:40</meta:creation-date>
    <dc:date>2020-06-26T18:44:31.766232341</dc:date>
    <meta:generator>LibreOfficeDev/7.1.0.0.alpha0$Linux_X86_64 LibreOffice_project/42bf9bdf3d551eb59604f952204c49f7d7a1e913</meta:generator>
    <meta:editing-duration>PT24S</meta:editing-duration>
    <meta:editing-cycles>1</meta:editing-cycles>
    <meta:document-statistic meta:table-count="1" meta:cell-count="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